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0.1" office:value-type="float" office:value="0.1" calcext:value-type="float">
            <text:p>0.1</text:p>
          </table:table-cell>
          <table:table-cell table:formula="of:=[.C1]+0.1" office:value-type="float" office:value="0.2" calcext:value-type="float">
            <text:p>0.2</text:p>
          </table:table-cell>
          <table:table-cell table:formula="of:=[.D1]+0.1" office:value-type="float" office:value="0.3" calcext:value-type="float">
            <text:p>0.3</text:p>
          </table:table-cell>
          <table:table-cell table:formula="of:=[.E1]+0.1" office:value-type="float" office:value="0.4" calcext:value-type="float">
            <text:p>0.4</text:p>
          </table:table-cell>
          <table:table-cell table:formula="of:=[.F1]+0.1" office:value-type="float" office:value="0.5" calcext:value-type="float">
            <text:p>0.5</text:p>
          </table:table-cell>
          <table:table-cell table:formula="of:=[.G1]+0.1" office:value-type="float" office:value="0.6" calcext:value-type="float">
            <text:p>0.6</text:p>
          </table:table-cell>
          <table:table-cell table:formula="of:=[.H1]+0.1" office:value-type="float" office:value="0.7" calcext:value-type="float">
            <text:p>0.7</text:p>
          </table:table-cell>
          <table:table-cell table:formula="of:=[.I1]+0.1" office:value-type="float" office:value="0.8" calcext:value-type="float">
            <text:p>0.8</text:p>
          </table:table-cell>
          <table:table-cell table:formula="of:=[.J1]+0.1" office:value-type="float" office:value="0.9" calcext:value-type="float">
            <text:p>0.9</text:p>
          </table:table-cell>
          <table:table-cell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</table:table-row>
        <calcext:conditional-formats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7:Sheet1.L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0:Sheet1.L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2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1:Sheet1.L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9:Sheet1.L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8:Sheet1.L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6:Sheet1.L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5:Sheet1.L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7:Sheet1.K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0:Sheet1.K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2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1:Sheet1.K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9:Sheet1.K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8:Sheet1.K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6:Sheet1.K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5:Sheet1.K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7:Sheet1.I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0:Sheet1.I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2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1:Sheet1.I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9:Sheet1.I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8:Sheet1.I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6:Sheet1.I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5:Sheet1.I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7:Sheet1.H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0:Sheet1.H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2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1:Sheet1.H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9:Sheet1.H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8:Sheet1.H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6:Sheet1.H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5:Sheet1.H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4:Sheet1.G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7:Sheet1.G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0:Sheet1.G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2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1:Sheet1.G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9:Sheet1.G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8:Sheet1.G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6:Sheet1.G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5:Sheet1.G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7:Sheet1.F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0:Sheet1.F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2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1:Sheet1.F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9:Sheet1.F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8:Sheet1.F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6:Sheet1.F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5:Sheet1.F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7:Sheet1.E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0:Sheet1.E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2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1:Sheet1.E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9:Sheet1.E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8:Sheet1.E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6:Sheet1.E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5:Sheet1.E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7:Sheet1.D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0:Sheet1.D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2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1:Sheet1.D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9:Sheet1.D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8:Sheet1.D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6:Sheet1.D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5:Sheet1.D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0:Sheet1.C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1:Sheet1.C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7:Sheet1.B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0:Sheet1.B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2:Sheet1.B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1:Sheet1.B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9:Sheet1.B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8:Sheet1.B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04T12:01:35.370280807</dc:date>
    <meta:editing-duration>PT5M26S</meta:editing-duration>
    <meta:editing-cycles>2</meta:editing-cycles>
    <meta:document-statistic meta:table-count="1" meta:cell-count="143" meta:object-count="0"/>
  </office:meta>
</office:document-meta>
</file>